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58934" officeooo:paragraph-rsid="0005893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---------------APICalls---Used-------------------------</text:p>
      <text:p text:style-name="P1"></text:p>
      <text:p text:style-name="P1">getSettings</text:p>
      <text:p text:style-name="P1">getUserAgentString</text:p>
      <text:p text:style-name="P1">destroy</text:p>
      <text:p text:style-name="P1">getDefaultUserAgent</text:p>
      <text:p text:style-name="P1"></text:p>
      <text:p text:style-name="P1">----------------Types---Used-----------------------------</text:p>
      <text:p text:style-name="P1"></text:p>
      <text:p text:style-name="P1">Context</text:p>
      <text:p text:style-name="P1">WebView</text:p>
      <text:p text:style-name="P1">WebSettings</text:p>
      <text:p text:style-name="P1"></text:p>
      <text:p text:style-name="P1">-----------------------Keywords--Used-------------------</text:p>
      <text:p text:style-name="P1"></text:p>
      <text:p text:style-name="P1">android</text:p>
      <text:p text:style-name="P1">get</text:p>
      <text:p text:style-name="P1">view</text:p>
      <text:p text:style-name="P1">string</text:p>
      <text:p text:style-name="P1">webkit</text:p>
      <text:p text:style-name="P1">default</text:p>
      <text:p text:style-name="P1">web</text:p>
      <text:p text:style-name="P1">settings</text:p>
      <text:p text:style-name="P1">user</text:p>
      <text:p text:style-name="P1">agent</text:p>
      <text:p text:style-name="P1">destroy</text:p>
      <text:p text:style-name="P1"></text:p>
      <text:p text:style-name="P1">The original sequence might be this (BEWARE :: However can also be seq from other program part)</text:p>
      <text:p text:style-name="P1">DBranch,</text:p>
      <text:p text:style-name="P1"></text:p>
      <text:p text:style-name="P1">Rank :: 1</text:p>
      <text:p text:style-name="P1">android.webkit.WebSettings.getDefaultUserAgent(android.content.Context),android.webkit.WebView.WebView(android.content.Context),android.webkit.WebView.getSettings(),android.webkit.WebSettings.getUserAgentString(),android.webkit.WebView.destroy(),</text:p>
      <text:p text:style-name="P1"></text:p>
      <text:p text:style-name="P1">Rank :: 2</text:p>
      <text:p text:style-name="P1">android.webkit.WebSettings.getDefaultUserAgent(android.content.Context),android.webkit.WebView.WebView(android.content.Context),android.webkit.WebView.getSettings(),android.webkit.WebSettings.getUserAgentString(),android.webkit.WebView.destroy(),</text:p>
      <text:p text:style-name="P1"></text:p>
      <text:p text:style-name="P1">Rank :: 3</text:p>
      <text:p text:style-name="P1">android.webkit.WebSettings.getDefaultUserAgent(android.content.Context),android.webkit.WebView.WebView(android.content.Context),android.webkit.WebView.getSettings(),android.webkit.WebSettings.getUserAgentString(),android.webkit.WebView.destroy(),</text:p>
      <text:p text:style-name="P1"></text:p>
      <text:p text:style-name="P1">Rank :: 4</text:p>
      <text:p text:style-name="P1">DBranch,</text:p>
      <text:p text:style-name="P1">DBranch,android.webkit.WebSettings.getDefaultUserAgent(android.content.Context),android.webkit.WebView.WebView(android.content.Context),android.webkit.WebView.getSettings(),android.webkit.W<text:soft-page-break/>ebSettings.getUserAgentString(),android.webkit.WebView.destroy(),</text:p>
      <text:p text:style-name="P1"></text:p>
      <text:p text:style-name="P1">Rank :: 5</text:p>
      <text:p text:style-name="P1">DBranch,</text:p>
      <text:p text:style-name="P1">DBranch,android.webkit.WebSettings.getDefaultUserAgent(android.content.Context),android.webkit.WebView.WebView(android.content.Context),android.webkit.WebView.getSettings(),android.webkit.WebSettings.getUserAgentString(),android.webkit.WebView.destroy(),</text:p>
      <text:p text:style-name="P1"></text:p>
      <text:p text:style-name="P1">Rank :: 6</text:p>
      <text:p text:style-name="P1">DBranch,</text:p>
      <text:p text:style-name="P1">DBranch,android.webkit.WebSettings.getDefaultUserAgent(android.content.Context),android.webkit.WebView.WebView(android.content.Context),android.webkit.WebView.getSettings(),android.webkit.WebSettings.getUserAgentString(),android.webkit.WebView.destroy(),</text:p>
      <text:p text:style-name="P1"></text:p>
      <text:p text:style-name="P1">Rank :: 7</text:p>
      <text:p text:style-name="P1">DBranch,</text:p>
      <text:p text:style-name="P1">DBranch,android.webkit.WebSettings.getDefaultUserAgent(android.content.Context),android.webkit.WebView.WebView(android.content.Context),android.webkit.WebView.getSettings(),android.webkit.WebSettings.getUserAgentString(),android.webkit.WebView.destroy(),</text:p>
      <text:p text:style-name="P1"></text:p>
      <text:p text:style-name="P1">Rank :: 8</text:p>
      <text:p text:style-name="P1">DBranch,</text:p>
      <text:p text:style-name="P1">DBranch,android.webkit.WebSettings.getDefaultUserAgent(android.content.Context),android.webkit.WebView.WebView(android.content.Context),android.webkit.WebView.getSettings(),android.webkit.WebSettings.getUserAgentString(),android.webkit.WebView.destroy(),</text:p>
      <text:p text:style-name="P1"></text:p>
      <text:p text:style-name="P1">Rank :: 9</text:p>
      <text:p text:style-name="P1">DBranch,</text:p>
      <text:p text:style-name="P1">DBranch,android.webkit.WebSettings.getDefaultUserAgent(android.content.Context),android.webkit.WebView.WebView(android.content.Context),android.webkit.WebView.getSettings(),android.webkit.WebSettings.getUserAgentString(),android.webkit.WebView.destroy(),</text:p>
      <text:p text:style-name="P1"></text:p>
      <text:p text:style-name="P1">Rank :: 10</text:p>
      <text:p text:style-name="P1">DBranch,</text:p>
      <text:p text:style-name="P1">DBranch,android.webkit.WebSettings.getDefaultUserAgent(android.content.Context),android.webkit.WebView.WebView(android.content.Context),android.webkit.WebView.getSettings(),android.webkit.WebSettings.getUserAgentString(),android.webkit.WebView.destroy(), <text:line-break/><text:line-break/><text:line-break/><text:lin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4T13:25:54.657217015</meta:creation-date>
    <dc:date>2018-05-04T13:30:07.646266569</dc:date>
    <meta:editing-duration>P0D</meta:editing-duration>
    <meta:editing-cycles>1</meta:editing-cycles>
    <meta:document-statistic meta:table-count="0" meta:image-count="0" meta:object-count="0" meta:page-count="3" meta:paragraph-count="66" meta:word-count="92" meta:character-count="3145" meta:non-whitespace-character-count="3038"/>
    <meta:generator>LibreOffice/4.2.8.2$Linux_X86_64 LibreOffice_project/420m0$Build-2</meta:generator>
  </office:meta>
</office:document-meta>
</file>